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number-columns-repeated="2" table:style-name="ce2" office:value-type="string" calcext:value-type="string">
            <text:p>do_buyback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2" office:value-type="string" calcext:value-type="string">
            <text:p>do_glyph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eal_flask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2" office:value-type="string" calcext:value-type="string">
            <text:p>deliver_items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30"/>
        <table:table-column table:style-name="co6" table:number-columns-repeated="23" table:default-cell-style-name="ce31"/>
        <table:table-row table:style-name="ro1">
          <table:table-cell table:style-name="ce22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2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25" office:value-type="string" calcext:value-type="string">
            <text:p>do_glyph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3"/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swap_items</text:p>
          </table:table-cell>
          <table:table-cell table:number-columns-repeated="2" table:style-name="ce25" office:value-type="string" calcext:value-type="string">
            <text:p>swap_flask_t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put_item_in_inventory</text:p>
          </table:table-cell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item_recovery</text:p>
          </table:table-cell>
          <table:table-cell table:style-name="ce23" office:value-type="string" calcext:value-type="string">
            <text:p>heal_tango</text:p>
          </table:table-cell>
          <table:table-cell table:style-name="ce25" office:value-type="string" calcext:value-type="string">
            <text:p>heal_tango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8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uy_items</text:p>
          </table:table-cell>
          <table:table-cell table:number-columns-repeated="2" table:style-name="ce25" office:value-type="string" calcext:value-type="string">
            <text:p>buy_flas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3" office:value-type="string" calcext:value-type="string">
            <text:p>buy_tpscroll</text:p>
          </table:table-cell>
          <table:table-cell table:style-name="ce25" office:value-type="string" calcext:value-type="string">
            <text:p>buy_tpscroll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3" office:value-type="string" calcext:value-type="string">
            <text:p>-- Ring of Aquila</text:p>
          </table:table-cell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5" office:value-type="string" calcext:value-type="string">
            <text:p>buy_ring_of_protection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-- Power Treads</text:p>
          </table:table-cell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buy_sobi_mas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buy_boots_of_elves</text:p>
          </table:table-cell>
          <table:table-cell table:style-name="ce25" office:value-type="string" calcext:value-type="string">
            <text:p>buy_boots_of_elve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-- Dragon Lance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buy_two_boots_of_elve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-- Crystalys</text:p>
          </table:table-cell>
          <table:table-cell table:style-name="ce23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5" office:value-type="string" calcext:value-type="string">
            <text:p>buy_blades_of_attack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buy_broadsword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deliver_item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office:value-type="string" calcext:value-type="string">
            <text:p>defend_tower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attack_enemy_cree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stop_attac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attack_enemy_hero</text:p>
          </table:table-cell>
          <table:table-cell table:style-name="ce25" office:value-type="string" calcext:value-type="string">
            <text:p>attack_enemy_hero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5"/>
          <table:table-cell table:style-name="ce25" office:value-type="string" calcext:value-type="string">
            <text:p>stop_attack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move_safe_recovery</text:p>
          </table:table-cell>
          <table:table-cell table:style-name="ce25" office:value-type="string" calcext:value-type="string">
            <text:p>move_safe_recovery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move_safe_evasion</text:p>
          </table:table-cell>
          <table:table-cell table:style-name="ce25" office:value-type="string" calcext:value-type="string">
            <text:p>move_safe_evasion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6"/>
          <table:table-cell table:number-columns-repeated="1016"/>
        </table:table-row>
        <table:table-row table:style-name="ro1">
          <table:table-cell table:style-name="ce25" office:value-type="string" calcext:value-type="string">
            <text:p>upgrade_skills</text:p>
          </table:table-cell>
          <table:table-cell table:number-columns-repeated="2" table:style-name="ce25" office:value-type="string" calcext:value-type="string">
            <text:p>upgrad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table:number-columns-repeated="2"/>
          <table:table-cell table:style-name="ce25"/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kill_enemy_hero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0:23:46.305668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5T11:03:24.364801326</dc:date>
    <meta:editing-duration>P2DT15H12M49S</meta:editing-duration>
    <meta:editing-cycles>2523</meta:editing-cycles>
    <dc:creator>Ilya Shpigor</dc:creator>
    <meta:document-statistic meta:table-count="4" meta:cell-count="401" meta:object-count="0"/>
  </office:meta>
</office:document-meta>
</file>